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bb87" officeooo:paragraph-rsid="0003bb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oogle sign in feature works by checking to see if the email address associated with the Google account is in the datbase.</text:p>
      <text:p text:style-name="P1"/>
      <text:p text:style-name="P1">The save password feature works by giving the user with a cookie that will last 1 year and be refreshed every time they make a request to the web app. This is longer than the 30 minute standard session time when people don’t click remember password.</text:p>
      <text:p text:style-name="P1"/>
      <text:p text:style-name="P1">The forgot password page works by sending an email through MailChimp to the user, directing them to the reset password page. The password can only be reset if they have the correct reset-email-token. MailChimp emails still get bounced when used with Gmail or Deakin email addresses but do come through with Hotmail addresse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09-18T17:11:22.478359698</dc:date>
    <meta:editing-duration>PT5M</meta:editing-duration>
    <meta:editing-cycles>3</meta:editing-cycles>
    <meta:document-statistic meta:table-count="0" meta:image-count="0" meta:object-count="0" meta:page-count="1" meta:paragraph-count="3" meta:word-count="122" meta:character-count="700" meta:non-whitespace-character-count="581"/>
  </office:meta>
</office:document-meta>
</file>